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Helvetica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2c17d" officeooo:paragraph-rsid="0002c17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roperty Company</text:p>
      <text:p text:style-name="P1"/>
      <text:p text:style-name="Standard">A property owner is faced with a choice of:</text:p>
      <text:p text:style-name="Standard"/>
      <text:p text:style-name="Standard">(a) A large-scale <text:span text:style-name="T1">investment</text:span> (<text:span text:style-name="T1">A</text:span>) to improve her flats. This could produce a substantial <text:span text:style-name="T1">pay-off</text:span> in terms of increased revenue net of costs but will require an <text:span text:style-name="T1">investment of £1,400,000</text:span>. After extensive market research it is considered that there is a <text:span text:style-name="T1">40%</text:span> chance that a <text:span text:style-name="T1">pay-off of £2,500,000</text:span> will be obtained, but there is a <text:span text:style-name="T1">60%</text:span> chance that it will be only <text:span text:style-name="T1">£800,000.</text:span></text:p>
      <text:p text:style-name="Standard"/>
      <text:p text:style-name="Standard">(b) A smaller scale project (<text:span text:style-name="T1">B</text:span>) to re-decorate her premises. At <text:span text:style-name="T1">£500,000 </text:span>this is less costly but will produce a lower pay-off. Research data suggests a <text:span text:style-name="T1">30%</text:span> chance of a gain of <text:span text:style-name="T1">£1,000,000</text:span> but a <text:span text:style-name="T1">70% </text:span>chance of it being only <text:span text:style-name="T1">£500,000.</text:span></text:p>
      <text:p text:style-name="Standard"/>
      <text:p text:style-name="Standard"/>
      <text:p text:style-name="Standard">(c) Continuing the present operation <text:span text:style-name="T1">without change (C)</text:span>. It will cost nothing, but neither will it produce any pay-off. Clients will be unhappy and it will become harder and harder to rent the flats out when they become free.</text:p>
      <text:p text:style-name="Standard"/>
      <text:p text:style-name="P2">A company has to decide wether or not they sould implement a change or another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Helvetica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04T21:51:33.742243043</dc:date>
    <meta:editing-duration>PT3M21S</meta:editing-duration>
    <meta:editing-cycles>1</meta:editing-cycles>
    <meta:document-statistic meta:table-count="0" meta:image-count="0" meta:object-count="0" meta:page-count="1" meta:paragraph-count="6" meta:word-count="171" meta:character-count="962" meta:non-whitespace-character-count="796"/>
    <meta:generator>LibreOffice/6.2.5.2$Linux_X86_64 LibreOffice_project/20$Build-2</meta:generator>
  </office:meta>
</office:document-meta>
</file>